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 style:master-page-name="Standard">
      <style:paragraph-properties style:page-number="auto"/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orge S. Atkins, Ph.D.</text:p>
      <text:p text:style-name="P1">910 Francesca Ct.</text:p>
      <text:p text:style-name="P1">Punta Gorda, FL 33950</text:p>
      <text:p text:style-name="P1">(336)710-9122</text:p>
      <text:p text:style-name="P1"/>
      <text:p text:style-name="P1">August 30, 2010</text:p>
      <text:p text:style-name="P1"/>
      <text:p text:style-name="P1">To Whom It May Concern: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752in" fo:margin-bottom="0.75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 am an experienced leader with progressively responsible positions in higher education</dc:title>
    <meta:initial-creator>Dr. Steve Atkins</meta:initial-creator>
    <meta:creation-date>2011-03-23T06:56:00</meta:creation-date>
    <dc:date>2013-11-19T19:09:58.922000000</dc:date>
    <meta:print-date>2006-10-20T10:03:00</meta:print-date>
    <meta:editing-cycles>3</meta:editing-cycles>
    <meta:editing-duration>P2171DT9H31M44S</meta:editing-duration>
    <meta:generator>LibreOffice/4.1.1.2$Windows_x86 LibreOffice_project/7e4286b58adc75a14f6d83f53a03b6c11fa2903</meta:generator>
    <meta:document-statistic meta:table-count="0" meta:image-count="0" meta:object-count="0" meta:page-count="1" meta:paragraph-count="6" meta:word-count="20" meta:character-count="112" meta:non-whitespace-character-count="98"/>
  </office:meta>
</office:document-meta>
</file>